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83cm" table:align="left" style:writing-mode="lr-tb"/>
    </style:style>
    <style:style style:name="Table1.A" style:family="table-column">
      <style:table-column-properties style:column-width="4.727cm"/>
    </style:style>
    <style:style style:name="Table1.B" style:family="table-column">
      <style:table-column-properties style:column-width="2.351cm"/>
    </style:style>
    <style:style style:name="Table1.F" style:family="table-column">
      <style:table-column-properties style:column-width="2.85cm"/>
    </style:style>
    <style:style style:name="Table1.A1" style:family="table-cell">
      <style:table-cell-properties style:vertical-align="middle" fo:padding="0cm" fo:border="none"/>
    </style:style>
    <style:style style:name="Table1.F2" style:family="table-cell">
      <style:table-cell-properties style:vertical-align="middle" fo:padding-left="0cm" fo:padding-right="0.049cm" fo:padding-top="0cm" fo:padding-bottom="0cm" fo:border-left="none" fo:border-right="0.05pt solid #000000" fo:border-top="none" fo:border-bottom="none"/>
    </style:style>
    <style:style style:name="P1" style:family="paragraph" style:parent-style-name="Standard">
      <style:text-properties officeooo:rsid="00098fb3" officeooo:paragraph-rsid="00098fb3"/>
    </style:style>
    <style:style style:name="P2" style:family="paragraph" style:parent-style-name="Standard">
      <style:text-properties officeooo:rsid="00098fb3" officeooo:paragraph-rsid="0009b7eb"/>
    </style:style>
    <style:style style:name="P3" style:family="paragraph" style:parent-style-name="Standard">
      <style:text-properties officeooo:rsid="0009b7eb" officeooo:paragraph-rsid="0009b7eb"/>
    </style:style>
    <style:style style:name="P4" style:family="paragraph" style:parent-style-name="Standard">
      <style:text-properties officeooo:rsid="000aae75" officeooo:paragraph-rsid="000aae75"/>
    </style:style>
    <style:style style:name="P5" style:family="paragraph" style:parent-style-name="Standard">
      <style:text-properties officeooo:rsid="000aae75" officeooo:paragraph-rsid="00127a6c"/>
    </style:style>
    <style:style style:name="P6" style:family="paragraph" style:parent-style-name="Standard">
      <style:text-properties officeooo:rsid="000bd00a" officeooo:paragraph-rsid="000bd00a"/>
    </style:style>
    <style:style style:name="P7" style:family="paragraph" style:parent-style-name="Standard">
      <style:text-properties officeooo:rsid="000c27e9" officeooo:paragraph-rsid="000c27e9"/>
    </style:style>
    <style:style style:name="P8" style:family="paragraph" style:parent-style-name="Standard">
      <style:text-properties officeooo:rsid="000c27e9" officeooo:paragraph-rsid="001bbb4d"/>
    </style:style>
    <style:style style:name="P9" style:family="paragraph" style:parent-style-name="Standard">
      <style:text-properties officeooo:rsid="0010afc1" officeooo:paragraph-rsid="0010afc1"/>
    </style:style>
    <style:style style:name="P10" style:family="paragraph" style:parent-style-name="Standard">
      <style:text-properties style:font-name="Liberation Serif" fo:font-size="24pt" fo:font-weight="bold" officeooo:rsid="0009b7eb" officeooo:paragraph-rsid="0010afc1" style:font-name-asian="Noto Sans CJK SC Regular" style:font-size-asian="24pt" style:font-weight-asian="bold" style:font-name-complex="FreeSans" style:font-size-complex="24pt" style:font-weight-complex="bold"/>
    </style:style>
    <style:style style:name="P11" style:family="paragraph" style:parent-style-name="Standard">
      <style:text-properties style:font-name="Liberation Serif" fo:font-size="24pt" fo:font-weight="bold" officeooo:rsid="000aae75" officeooo:paragraph-rsid="000aae75" style:font-name-asian="Noto Sans CJK SC Regular" style:font-size-asian="24pt" style:font-weight-asian="bold" style:font-name-complex="FreeSans" style:font-size-complex="24pt" style:font-weight-complex="bold"/>
    </style:style>
    <style:style style:name="P12" style:family="paragraph" style:parent-style-name="Standard">
      <style:text-properties officeooo:rsid="00127a6c" officeooo:paragraph-rsid="00127a6c"/>
    </style:style>
    <style:style style:name="P13" style:family="paragraph" style:parent-style-name="Standard">
      <style:text-properties officeooo:rsid="00127a6c" officeooo:paragraph-rsid="0019a6d2"/>
    </style:style>
    <style:style style:name="P14" style:family="paragraph" style:parent-style-name="Standard">
      <style:text-properties officeooo:rsid="00192cfc" officeooo:paragraph-rsid="00192cfc"/>
    </style:style>
    <style:style style:name="P15" style:family="paragraph" style:parent-style-name="Standard">
      <style:text-properties officeooo:rsid="00192cfc" officeooo:paragraph-rsid="0019a6d2"/>
    </style:style>
    <style:style style:name="P16" style:family="paragraph" style:parent-style-name="Standard">
      <style:text-properties officeooo:rsid="001bbb4d" officeooo:paragraph-rsid="001bbb4d"/>
    </style:style>
    <style:style style:name="P17" style:family="paragraph" style:parent-style-name="Standard">
      <style:text-properties fo:font-weight="bold" officeooo:rsid="001bbb4d" officeooo:paragraph-rsid="001bbb4d" style:font-weight-asian="bold" style:font-weight-complex="bold"/>
    </style:style>
    <style:style style:name="P18" style:family="paragraph" style:parent-style-name="Standard">
      <style:text-properties officeooo:rsid="001c66e6" officeooo:paragraph-rsid="001c66e6"/>
    </style:style>
    <style:style style:name="P19" style:family="paragraph" style:parent-style-name="Standard">
      <style:text-properties officeooo:rsid="001d3c87" officeooo:paragraph-rsid="001d3c87"/>
    </style:style>
    <style:style style:name="P20" style:family="paragraph" style:parent-style-name="Standard">
      <style:paragraph-properties fo:break-before="page"/>
      <style:text-properties style:font-name="Liberation Serif" fo:font-size="24pt" fo:font-weight="bold" officeooo:rsid="0009b7eb" officeooo:paragraph-rsid="000aae75" style:font-name-asian="Noto Sans CJK SC Regular" style:font-size-asian="24pt" style:font-weight-asian="bold" style:font-name-complex="FreeSans" style:font-size-complex="24pt" style:font-weight-complex="bold"/>
    </style:style>
    <style:style style:name="P21" style:family="paragraph" style:parent-style-name="Heading_20_1">
      <style:text-properties officeooo:rsid="00098fb3" officeooo:paragraph-rsid="00098fb3"/>
    </style:style>
    <style:style style:name="P22" style:family="paragraph" style:parent-style-name="Heading_20_1">
      <style:text-properties officeooo:paragraph-rsid="00098fb3"/>
    </style:style>
    <style:style style:name="P23" style:family="paragraph" style:parent-style-name="Heading_20_1">
      <style:text-properties officeooo:rsid="000aae75" officeooo:paragraph-rsid="000aae75"/>
    </style:style>
    <style:style style:name="P24" style:family="paragraph" style:parent-style-name="Heading_20_1">
      <style:text-properties officeooo:rsid="000aae75" officeooo:paragraph-rsid="0019a6d2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Table_20_Contents">
      <style:paragraph-properties fo:text-align="end" style:justify-single-word="false"/>
    </style:style>
    <style:style style:name="P27" style:family="paragraph" style:parent-style-name="Text_20_body">
      <style:text-properties officeooo:rsid="00098fb3" officeooo:paragraph-rsid="00098fb3"/>
    </style:style>
    <style:style style:name="P28" style:family="paragraph" style:parent-style-name="Text_20_body">
      <style:text-properties fo:font-weight="bold" officeooo:rsid="00098fb3" officeooo:paragraph-rsid="00098fb3" style:font-weight-asian="bold" style:font-weight-complex="bold"/>
    </style:style>
    <style:style style:name="P29" style:family="paragraph" style:parent-style-name="Text_20_body">
      <style:text-properties officeooo:rsid="000aae75" officeooo:paragraph-rsid="000aae75"/>
    </style:style>
    <style:style style:name="P30" style:family="paragraph" style:parent-style-name="Text_20_body">
      <style:text-properties officeooo:rsid="00127a6c" officeooo:paragraph-rsid="00127a6c"/>
    </style:style>
    <style:style style:name="P31" style:family="paragraph" style:parent-style-name="Text_20_body">
      <style:text-properties officeooo:rsid="00127a6c" officeooo:paragraph-rsid="0019a6d2"/>
    </style:style>
    <style:style style:name="P32" style:family="paragraph" style:parent-style-name="Heading_20_4">
      <style:text-properties officeooo:rsid="00098fb3" officeooo:paragraph-rsid="00098fb3"/>
    </style:style>
    <style:style style:name="T1" style:family="text">
      <style:text-properties officeooo:rsid="00098fb3"/>
    </style:style>
    <style:style style:name="T2" style:family="text">
      <style:text-properties officeooo:rsid="0009b7eb"/>
    </style:style>
    <style:style style:name="T3" style:family="text">
      <style:text-properties officeooo:rsid="000bd00a"/>
    </style:style>
    <style:style style:name="T4" style:family="text">
      <style:text-properties officeooo:rsid="000ded9a"/>
    </style:style>
    <style:style style:name="T5" style:family="text">
      <style:text-properties officeooo:rsid="000f06c1"/>
    </style:style>
    <style:style style:name="T6" style:family="text">
      <style:text-properties officeooo:rsid="00127a6c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officeooo:rsid="001a5c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Motor controller – for driving the auxiliary motors forward - backwards</text:h>
      <text:h text:style-name="Heading_20_1" text:outline-level="1">Sabertooth 2X12 Dual Motor Driver – <text:span text:style-name="T1">24V 12 A</text:span></text:h>
      <text:p text:style-name="P1"><text:a xlink:type="simple" xlink:href="https://www.robotgear.com.au/Product.aspx/Details/461-Sabertooth-2X12-Dual-Motor-Driver" text:style-name="Internet_20_link" text:visited-style-name="Visited_20_Internet_20_Link">https://www.robotgear.com.au/Product.aspx/Details/461-Sabertooth-2X12-Dual-Motor-Driver</text:a></text:p>
      <text:p text:style-name="P1"/>
      <text:h text:style-name="P32" text:outline-level="4">AUD $147.95 </text:h>
      <text:p text:style-name="P1">Qty needed: 2 <text:s/>→ 4 motors</text:p>
      <text:p text:style-name="P1"/>
      <text:p text:style-name="P1">Connections: Screw terminals (not micro-fit)</text:p>
      <text:p text:style-name="P1">Communication: 1 wire from Roboteq</text:p>
      <text:p text:style-name="P1">Control: Needs configuration and some programming</text:p>
      <text:p text:style-name="P1">Mounting: Mounting holes, no housing</text:p>
      <text:p text:style-name="P7">Also needed <text:span text:style-name="T8">(Qty=1)</text:span>:</text:p>
      <text:p text:style-name="P7"><text:a xlink:type="simple" xlink:href="https://www.altronics.com.au/p/z6369-rs232-serial-to-ttl-converter/" text:style-name="Internet_20_link" text:visited-style-name="Visited_20_Internet_20_Link">https://www.altronics.com.au/p/z6369-rs232-serial-to-ttl-converter/</text:a></text:p>
      <text:p text:style-name="P7"><text:a xlink:type="simple" xlink:href="https://www.altronics.com.au/p/p1017-prototyping-jumper-wires-mixed-for-breadboard-arduino/" text:style-name="Internet_20_link" text:visited-style-name="Visited_20_Internet_20_Link">https://www.altronics.com.au/p/p1017-prototyping-jumper-wires-mixed-for-breadboard-arduino/</text:a></text:p>
      <text:p text:style-name="P7"/>
      <text:p text:style-name="P1"/>
      <text:h text:style-name="P21" text:outline-level="1">Cytron Dual Channel 10A DC Motor Driver – 25 V 10A MAX</text:h>
      <text:p text:style-name="P27"><text:a xlink:type="simple" xlink:href="https://www.iot-store.com.au/products/cytron-dual-channel-10a-dc-motor-driver" text:style-name="Internet_20_link" text:visited-style-name="Visited_20_Internet_20_Link">https://www.iot-store.com.au/products/cytron-dual-channel-10a-dc-motor-driver</text:a></text:p>
      <text:p text:style-name="P28">AUD $25.00</text:p>
      <text:p text:style-name="P1">Qty needed: 2 <text:s/>→ 4 motors</text:p>
      <text:p text:style-name="P1">Connections: Screw terminals (not micro-fit)</text:p>
      <text:p text:style-name="P1">Communication: 8 Wires from Roboteq</text:p>
      <text:p text:style-name="P1">Control: Straightforward use with Digital outputs from Roboteq</text:p>
      <text:p text:style-name="P1">Mounting: Mounting holes, no housing</text:p>
      <text:p text:style-name="P8">Also needed <text:span text:style-name="T8">(Qty=1)</text:span>:</text:p>
      <text:p text:style-name="P16"><text:a xlink:type="simple" xlink:href="https://www.banggood.com/8-Channel-24V-To-5V-Optocoupler-Isolation-Module-PLC-Signal-Level-Voltage-Conversion-Board-p-1202825.html?gmcCountry=AU&amp;currency=AUD&amp;createTmp=1&amp;utm_source=googleshopping&amp;utm_medium=cpc_elc&amp;utm_content=frank&amp;utm_campaign=pla-ele-diy-au-pc-0404&amp;gclid=Cj0KCQiA28nfBRCDARIsANc5BFC1GwyERhy4tJ9mwUPAj2UffM9ZatutpcZH6Ssm53PWAI857CtixX8aAiEQEALw_wcB&amp;cur_warehouse=CN" text:style-name="Internet_20_link" text:visited-style-name="Visited_20_Internet_20_Link">https://www.banggood.com/8-Channel-24V-To-5V-Optocoupler-Isolation-Module-PLC-Signal-Level-Voltage-Conversion-Board-p-1202825.html?gmcCountry=AU&amp;currency=AUD&amp;createTmp=1&amp;utm_source=googleshopping&amp;utm_medium=cpc_elc&amp;utm_content=frank&amp;utm_campaign=pla-ele-diy-au-pc-0404&amp;gclid=Cj0KCQiA28nfBRCDARIsANc5BFC1GwyERhy4tJ9mwUPAj2UffM9ZatutpcZH6Ssm53PWAI857CtixX8aAiEQEALw_wcB&amp;cur_warehouse=CN</text:a></text:p>
      <text:p text:style-name="P16"/>
      <text:h text:style-name="P22" text:outline-level="1"><text:soft-page-break/><text:span text:style-name="T2">Roboteq SDC2160 - </text:span>Brushed DC Motor Controller, Dual Channel, 2 x 20A, 60V</text:h>
      <text:p text:style-name="P1"/>
      <text:p text:style-name="P3"><text:a xlink:type="simple" xlink:href="https://www.roboteq.com/index.php/component/virtuemart/307/sdc2160-detail?Itemid=970" text:style-name="Internet_20_link" text:visited-style-name="Visited_20_Internet_20_Link">https://www.roboteq.com/index.php/component/virtuemart/307/sdc2160-detail?Itemid=970</text:a></text:p>
      <text:p text:style-name="P3"/>
      <text:p text:style-name="P3">USD $250.00 </text:p>
      <text:p text:style-name="P3"/>
      <text:p text:style-name="P2">Qty needed: 2 <text:s/>→ 4 motors</text:p>
      <text:p text:style-name="P2">Connections: Screw terminals (not micro-fit)</text:p>
      <text:p text:style-name="P2">Communication: <text:span text:style-name="T2">2</text:span> Wires from Roboteq, <text:span text:style-name="T2">CAN BUS</text:span></text:p>
      <text:p text:style-name="P2">Control: <text:span text:style-name="T2">CAN BUS from</text:span> Roboteq, <text:span text:style-name="T2">requires programming</text:span></text:p>
      <text:p text:style-name="P2">Mounting: Mounting holes, housing</text:p>
      <text:p text:style-name="P17">Note: Probably overkill</text:p>
      <text:p text:style-name="P20">Voltage Regulator:</text:p>
      <text:p text:style-name="P4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Table_20_Contents">24V</text:p>
          </table:table-cell>
          <table:table-cell table:style-name="Table1.A1" office:value-type="string">
            <text:p text:style-name="Table_20_Contents">V (v)</text:p>
          </table:table-cell>
          <table:table-cell table:style-name="Table1.A1" office:value-type="string">
            <text:p text:style-name="Table_20_Contents">I (A)</text:p>
          </table:table-cell>
          <table:table-cell table:style-name="Table1.A1" office:value-type="string">
            <text:p text:style-name="Table_20_Contents">qty</text:p>
          </table:table-cell>
          <table:table-cell table:style-name="Table1.A1" office:value-type="string">
            <text:p text:style-name="Table_20_Contents">Sub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Table_20_Contents">Nidec 404 682 x 4</text:p>
          </table:table-cell>
          <table:table-cell table:style-name="Table1.A1" office:value-type="string">
            <text:p text:style-name="P26">24</text:p>
          </table:table-cell>
          <table:table-cell table:style-name="Table1.A1" office:value-type="string">
            <text:p text:style-name="P26">3.5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3.5</text:p>
          </table:table-cell>
          <table:table-cell table:style-name="Table1.F2" office:value-type="string">
            <text:p text:style-name="Table_20_Contents"><text:a xlink:type="simple" xlink:href="http://nidec-ma.de/en/productlist.html" office:target-frame-name="_blank" xlink:show="new" text:style-name="Internet_20_link" text:visited-style-name="Visited_20_Internet_20_Link"><text:span text:style-name="T7">http://nidec-ma.de/en/productlist.html</text:span></text:a></text:p>
          </table:table-cell>
        </table:table-row>
        <table:table-row>
          <table:table-cell table:style-name="Table1.A1" office:value-type="string">
            <text:p text:style-name="Table_20_Contents">Brake ???</text:p>
          </table:table-cell>
          <table:table-cell table:style-name="Table1.A1" office:value-type="string">
            <text:p text:style-name="P26">24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2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Table_20_Contents">Lights</text:p>
          </table:table-cell>
          <table:table-cell table:style-name="Table1.A1" office:value-type="string">
            <text:p text:style-name="P26">24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6">0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Table_20_Contents">Roboteq</text:p>
          </table:table-cell>
          <table:table-cell table:style-name="Table1.A1" office:value-type="string">
            <text:p text:style-name="P26">24</text:p>
          </table:table-cell>
          <table:table-cell table:style-name="Table1.A1" office:value-type="string">
            <text:p text:style-name="P26">0.1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0.1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Table_20_Contents">Servo Nide 404.854</text:p>
          </table:table-cell>
          <table:table-cell table:style-name="Table1.A1" office:value-type="string">
            <text:p text:style-name="P26">24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6">1</text:p>
          </table:table-cell>
          <table:table-cell table:style-name="Table1.A1" office:value-type="string">
            <text:p text:style-name="P26">6</text:p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Table_20_Contents">&gt; 10 A</text:p>
          </table:table-cell>
          <table:table-cell table:style-name="Table1.A1" office:value-type="string">
            <text:p text:style-name="Table_20_Contents">240 W</text:p>
          </table:table-cell>
        </table:table-row>
      </table:table>
      <text:p text:style-name="P4"/>
      <text:h text:style-name="P24" text:outline-level="1">B70SR24125CC </text:h>
      <text:p text:style-name="P13">24V, In: 36- 106V, 12.5A, 300W</text:p>
      <text:p text:style-name="P13"/>
      <text:p text:style-name="P31"><text:a xlink:type="simple" xlink:href="https://www.digikey.com.au/product-detail/en/delta-electronics/B70SR24125CC/941-1809-ND/7681586" text:style-name="Internet_20_link" text:visited-style-name="Visited_20_Internet_20_Link">https://www.digikey.com.au/product-detail/en/delta-electronics/B70SR24125CC/941-1809-ND/768158</text:a><text:a xlink:type="simple" xlink:href="https://www.digikey.com.au/product-detail/en/delta-electronics/B70SR24125CC/941-1809-ND/7681586" text:style-name="Internet_20_link" text:visited-style-name="Visited_20_Internet_20_Link">6</text:a></text:p>
      <text:p text:style-name="P15">Includes an Enable/Disable signal useful for saving power and lifespan</text:p>
      <text:p text:style-name="P13">AU$209.02</text:p>
      <text:p text:style-name="P13"/>
      <text:p text:style-name="P13">Dim: 190.0mm x 75.9mm x 43.9mm</text:p>
      <text:p text:style-name="P4"/>
      <text:p text:style-name="P11">B62SR24015CC</text:p>
      <text:p text:style-name="P4"><text:span text:style-name="T3">24V, </text:span>360W, <text:span text:style-name="T3">15A</text:span></text:p>
      <text:p text:style-name="P4"/>
      <text:p text:style-name="P6"><text:a xlink:type="simple" xlink:href="https://www.digikey.com.au/product-detail/en/delta-electronics/B62SR24015CC/1145-1283-ND/9598967" text:style-name="Internet_20_link" text:visited-style-name="Visited_20_Internet_20_Link">https://www.digikey.com.au/product-detail/en/delta-electronics/B62SR24015CC/1145-1283-ND/9598967</text:a></text:p>
      <text:p text:style-name="P6"/>
      <text:p text:style-name="P14">Includes an Enable/Disable signal useful for saving power and lifespan</text:p>
      <text:p text:style-name="P14"/>
      <text:p text:style-name="P6">AUD $272.00</text:p>
      <text:p text:style-name="P6"/>
      <text:p text:style-name="P4">Connection: Molex Mini Fit <text:span text:style-name="T5">(Included)</text:span></text:p>
      <text:p text:style-name="P5"><text:span text:style-name="T6">Dim: </text:span>190.0mm x 76.0mm x 44.0mm</text:p>
      <text:p text:style-name="P12"/>
      <text:h text:style-name="P23" text:outline-level="1">SD-350C-24 </text:h>
      <text:p text:style-name="P30"><text:a xlink:type="simple" xlink:href="https://www.digikey.com.au/product-detail/en/mean-well-usa-inc/SD-350C-24/1866-4431-ND/7706520" text:style-name="Internet_20_link" text:visited-style-name="Visited_20_Internet_20_Link">https://www.digikey.com.au/product-detail/en/mean-well-usa-inc/SD-350C-24/1866-4431-ND/7706520</text:a></text:p>
      <text:p text:style-name="P29">350W, <text:span text:style-name="T6">14.6 A</text:span></text:p>
      <text:p text:style-name="P29">AU$135.60</text:p>
      <text:p text:style-name="P5"><text:span text:style-name="T6">Input: 36- 72V </text:span></text:p>
      <text:p text:style-name="P5"><text:span text:style-name="T6">Dim: </text:span>215.0mm x 115.0mm x 50.0mm</text:p>
      <text:p text:style-name="P4"><text:soft-page-break/></text:p>
      <text:p text:style-name="P4"/>
      <text:p text:style-name="P4"/>
      <text:p text:style-name="P10">Molex: Micro Fit, Male:</text:p>
      <text:p text:style-name="P9">AU$3.70</text:p>
      <text:p text:style-name="P9"><text:a xlink:type="simple" xlink:href="https://www.digikey.com.au/product-detail/en/molex-llc/0430450829/WM10700-ND/3310210" text:style-name="Internet_20_link" text:visited-style-name="Visited_20_Internet_20_Link">https://www.digikey.com.au/product-detail/en/molex-llc/0430450829/WM10700-ND/3310210</text:a></text:p>
      <text:p text:style-name="P9"/>
      <text:p text:style-name="P4"/>
      <text:p text:style-name="P18">Joystick</text:p>
      <text:p text:style-name="P18"/>
      <text:p text:style-name="P19">We can go to:</text:p>
      <text:p text:style-name="P19"><text:a xlink:type="simple" xlink:href="http://www.controldevices.net/P&amp;G/Joysticks.html" text:style-name="Internet_20_link" text:visited-style-name="Visited_20_Internet_20_Link">http://www.controldevices.net/P&amp;G/Joysticks.html</text:a></text:p>
      <text:p text:style-name="P19"><text:a xlink:type="simple" xlink:href="http://www.controldevices.net/contactus.html" text:style-name="Internet_20_link" text:visited-style-name="Visited_20_Internet_20_Link">http://www.controldevices.net/contactus.html</text:a></text:p>
      <text:p text:style-name="P19"/>
      <text:p text:style-name="P18"/>
      <text:p text:style-name="P18">Option:</text:p>
      <text:p text:style-name="P18"><text:a xlink:type="simple" xlink:href="https://www.digikey.com.au/product-detail/en/apem-inc/HF11S10/1040-1098-ND/4291721" text:style-name="Internet_20_link" text:visited-style-name="Visited_20_Internet_20_Link">https://www.digikey.com.au/product-detail/en/apem-inc/HF11S10/1040-1098-ND/4291721</text:a></text:p>
      <text:p text:style-name="P18"><text:a xlink:type="simple" xlink:href="https://www.digikey.com.au/product-detail/en/apem-inc/505-442/1040-1041-ND/4246202" text:style-name="Internet_20_link" text:visited-style-name="Visited_20_Internet_20_Link">https://www.digikey.com.au/product-detail/en/apem-inc/505-442/1040-1041-ND/4246202</text:a></text:p>
      <text:p text:style-name="P18"/>
      <text:p text:style-name="P18">Lists:</text:p>
      <text:p text:style-name="P18"><text:a xlink:type="simple" xlink:href="https://www.digikey.com.au/products/en/switches/navigation-switches-joystick/204?k=joystick&amp;k=&amp;pkeyword=joystick&amp;pv183=8063&amp;pv276=4586&amp;pv276=5&amp;pv276=4660&amp;pv276=4590&amp;pv276=4591&amp;pv69=6&amp;pv69=4&amp;pv69=225&amp;pv697=200&amp;pv697=11&amp;pv697=51&amp;pv697=10&amp;pv697=53&amp;pv697=110&amp;sf=1&amp;FV=1f140000%2Cffe000cc&amp;quantity=&amp;ColumnSort=1000011&amp;page=1&amp;pageSize=25" text:style-name="Internet_20_link" text:visited-style-name="Visited_20_Internet_20_Link">https://www.digikey.com.au/products/en/switches/navigation-switches-joystick/204?k=joystick&amp;k=&amp;pkeyword=joystick&amp;pv183=8063&amp;pv276=4586&amp;pv276=5&amp;pv276=4660&amp;pv276=4590&amp;pv276=4591&amp;pv69=6&amp;pv69=4&amp;pv69=225&amp;pv697=200&amp;pv697=11&amp;pv697=51&amp;pv697=10&amp;pv697=53&amp;pv697=110&amp;sf=1&amp;FV=1f140000%2Cffe000cc&amp;quantity=&amp;ColumnSort=1000011&amp;page=1&amp;pageSize=25</text:a></text:p>
      <text:p text:style-name="P18"/>
      <text:p text:style-name="P18"/>
      <text:p text:style-name="P18"><text:a xlink:type="simple" xlink:href="https://au.rs-online.com/web/c/switches/joystick-switches-accessories/joystick-switches/?applied-dimensions=4294508837,4294840285,4294877055,4294885167,4294880316,4294885351,4294885229" text:style-name="Internet_20_link" text:visited-style-name="Visited_20_Internet_20_Link">https://au.rs-online.com/web/c/switches/joystick-switches-accessories/joystick-switches/?applied-dimensions=4294508837,4294840285,4294877055,4294885167,4294880316,4294885351,4294885229</text:a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6:59:09.099494612</meta:creation-date>
    <dc:date>2018-11-19T22:52:10.681876972</dc:date>
    <meta:editing-duration>PT29M51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4" meta:paragraph-count="95" meta:word-count="280" meta:character-count="3497" meta:non-whitespace-character-count="3301"/>
  </office:meta>
</office:document-meta>
</file>